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32.0833333333" calcext:value-type="float">
            <text:p>32,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32.0833333333" calcext:value-type="float">
            <text:p>32,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32.0833333333" calcext:value-type="float">
            <text:p>32,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32.0833333333" calcext:value-type="float">
            <text:p>32,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2.0833333333" calcext:value-type="float">
            <text:p>32,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2.0833333333" calcext:value-type="float">
            <text:p>32,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2.0833333333" calcext:value-type="float">
            <text:p>32,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2.0833333333" calcext:value-type="float">
            <text:p>32,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32.0833333333" calcext:value-type="float">
            <text:p>32,08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,2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,2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,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,4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,7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,3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,8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,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,6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,7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,8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41.25" calcext:value-type="float">
            <text:p>41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,2</text:p>
          </table:table-cell>
          <table:table-cell office:value-type="float" office:value="41.25" calcext:value-type="float">
            <text:p>41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 office:value-type="float" office:value="41.25" calcext:value-type="float">
            <text:p>41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41.25" calcext:value-type="float">
            <text:p>41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41.25" calcext:value-type="float">
            <text:p>41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 office:value-type="float" office:value="41.25" calcext:value-type="float">
            <text:p>41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,7</text:p>
          </table:table-cell>
          <table:table-cell office:value-type="float" office:value="41.25" calcext:value-type="float">
            <text:p>41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office:value-type="float" office:value="41.25" calcext:value-type="float">
            <text:p>41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,9</text:p>
          </table:table-cell>
          <table:table-cell office:value-type="float" office:value="41.25" calcext:value-type="float">
            <text:p>41,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,2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,7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,8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,9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,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,6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,7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,8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,9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,2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,4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,5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,7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,2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,4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,6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,7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,8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,4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,7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,2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,4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,5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,6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,7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,8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 office:value-type="float" office:value="37.9166666667" calcext:value-type="float">
            <text:p>37,91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,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,4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,7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,8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,2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,4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,6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,7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,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,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,4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,5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,6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,7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,8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,9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,3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,4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,6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,7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,9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,2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,3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,4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,5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,7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,8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,9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,3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,7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,2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,6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,8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,9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,3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,4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,8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,2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" calcext:value-type="float">
            <text:p>0,3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,6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,7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,9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,3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,4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,6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,8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,4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,6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,7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,3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,4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,6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,7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,8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,9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" calcext:value-type="float">
            <text:p>0,3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,4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,6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,7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,8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,9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" calcext:value-type="float">
            <text:p>0,3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,6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,7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,8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,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" calcext:value-type="float">
            <text:p>0,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,4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,5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,6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,7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,8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,9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33.3333333333" calcext:value-type="float">
            <text:p>33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33.3333333333" calcext:value-type="float">
            <text:p>33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33.3333333333" calcext:value-type="float">
            <text:p>33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33.3333333333" calcext:value-type="float">
            <text:p>33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33.3333333333" calcext:value-type="float">
            <text:p>33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33.3333333333" calcext:value-type="float">
            <text:p>33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33.3333333333" calcext:value-type="float">
            <text:p>33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33.3333333333" calcext:value-type="float">
            <text:p>33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33.3333333333" calcext:value-type="float">
            <text:p>33,33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,2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,3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,4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,6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,7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,8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,9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,3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,4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,6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,7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,8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,9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,2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,3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" calcext:value-type="float">
            <text:p>0,4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,6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,7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,8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,9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,3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,4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,7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,8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,9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,2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,3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,4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,6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,7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,8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,9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,2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" calcext:value-type="float">
            <text:p>0,3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" calcext:value-type="float">
            <text:p>0,4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,6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,7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,8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,9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,2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,3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,4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,5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,6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,7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,9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,2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" calcext:value-type="float">
            <text:p>0,3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,4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,5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,6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,7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,8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,9</text:p>
          </table:table-cell>
          <table:table-cell office:value-type="float" office:value="48.3333333333" calcext:value-type="float">
            <text:p>48,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" calcext:value-type="float">
            <text:p>0,4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,5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,6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,7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,8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,6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,7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,9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,2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" calcext:value-type="float">
            <text:p>0,3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,4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,7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,8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,9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,2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" calcext:value-type="float">
            <text:p>0,3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,4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,5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" calcext:value-type="float">
            <text:p>0,6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" calcext:value-type="float">
            <text:p>0,7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,8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,9</text:p>
          </table:table-cell>
          <table:table-cell office:value-type="float" office:value="32.9166666667" calcext:value-type="float">
            <text:p>32,91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" calcext:value-type="float">
            <text:p>0,3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,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" calcext:value-type="float">
            <text:p>0,7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,8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,9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,2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,6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,7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,8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,9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31.6666666667" calcext:value-type="float">
            <text:p>31,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,2</text:p>
          </table:table-cell>
          <table:table-cell office:value-type="float" office:value="31.6666666667" calcext:value-type="float">
            <text:p>31,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,3</text:p>
          </table:table-cell>
          <table:table-cell office:value-type="float" office:value="31.6666666667" calcext:value-type="float">
            <text:p>31,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,4</text:p>
          </table:table-cell>
          <table:table-cell office:value-type="float" office:value="31.6666666667" calcext:value-type="float">
            <text:p>31,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31.6666666667" calcext:value-type="float">
            <text:p>31,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,6</text:p>
          </table:table-cell>
          <table:table-cell office:value-type="float" office:value="31.6666666667" calcext:value-type="float">
            <text:p>31,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,7</text:p>
          </table:table-cell>
          <table:table-cell office:value-type="float" office:value="31.6666666667" calcext:value-type="float">
            <text:p>31,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,8</text:p>
          </table:table-cell>
          <table:table-cell office:value-type="float" office:value="31.6666666667" calcext:value-type="float">
            <text:p>31,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,9</text:p>
          </table:table-cell>
          <table:table-cell office:value-type="float" office:value="31.6666666667" calcext:value-type="float">
            <text:p>31,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,2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,3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,4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,5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,6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" calcext:value-type="float">
            <text:p>0,7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,8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,9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,2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,3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,4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,5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,6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,7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,8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,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,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,5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" calcext:value-type="float">
            <text:p>0,6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,7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,8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,9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,2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,3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,4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,5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,6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,9</text:p>
          </table:table-cell>
          <table:table-cell office:value-type="float" office:value="36.6666666667" calcext:value-type="float">
            <text:p>36,66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,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,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,7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,8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,9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,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" calcext:value-type="float">
            <text:p>0,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,4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,5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,6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,8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,9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,1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,2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,3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,4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,5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" calcext:value-type="float">
            <text:p>0,7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,8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,9</text:p>
          </table:table-cell>
          <table:table-cell office:value-type="float" office:value="39.5833333333" calcext:value-type="float">
            <text:p>39,58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,1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,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,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,4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,5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,6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,7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,8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,9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,1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,2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,3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,4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" calcext:value-type="float">
            <text:p>0,6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,7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,8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,9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,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,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,6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,7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,8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,9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,1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,2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,3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,4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,5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,6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,7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,8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,9</text:p>
          </table:table-cell>
          <table:table-cell office:value-type="float" office:value="40.4166666667" calcext:value-type="float">
            <text:p>40,41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" calcext:value-type="float">
            <text:p>0,1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,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,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" calcext:value-type="float">
            <text:p>0,4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,6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,7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,8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,9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" calcext:value-type="float">
            <text:p>0,1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,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" calcext:value-type="float">
            <text:p>0,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,4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,6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,7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,8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,9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,1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,2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,3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,4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,6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,7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" calcext:value-type="float">
            <text:p>0,8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,9</text:p>
          </table:table-cell>
          <table:table-cell office:value-type="float" office:value="34.5833333333" calcext:value-type="float">
            <text:p>34,58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,1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,7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,9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,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,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,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,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" calcext:value-type="float">
            <text:p>0,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,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,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,1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,2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" calcext:value-type="float">
            <text:p>0,3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,4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,6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" calcext:value-type="float">
            <text:p>0,7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,8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,9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29.1666666667" calcext:value-type="float">
            <text:p>29,1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,2</text:p>
          </table:table-cell>
          <table:table-cell office:value-type="float" office:value="29.1666666667" calcext:value-type="float">
            <text:p>29,1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,3</text:p>
          </table:table-cell>
          <table:table-cell office:value-type="float" office:value="29.1666666667" calcext:value-type="float">
            <text:p>29,1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" calcext:value-type="float">
            <text:p>0,4</text:p>
          </table:table-cell>
          <table:table-cell office:value-type="float" office:value="29.1666666667" calcext:value-type="float">
            <text:p>29,1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29.1666666667" calcext:value-type="float">
            <text:p>29,1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29.1666666667" calcext:value-type="float">
            <text:p>29,1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,7</text:p>
          </table:table-cell>
          <table:table-cell office:value-type="float" office:value="29.1666666667" calcext:value-type="float">
            <text:p>29,1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,8</text:p>
          </table:table-cell>
          <table:table-cell office:value-type="float" office:value="29.1666666667" calcext:value-type="float">
            <text:p>29,1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,9</text:p>
          </table:table-cell>
          <table:table-cell office:value-type="float" office:value="29.1666666667" calcext:value-type="float">
            <text:p>29,166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office:value-type="float" office:value="45.8333333333" calcext:value-type="float">
            <text:p>45,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,2</text:p>
          </table:table-cell>
          <table:table-cell office:value-type="float" office:value="45.8333333333" calcext:value-type="float">
            <text:p>45,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,3</text:p>
          </table:table-cell>
          <table:table-cell office:value-type="float" office:value="45.8333333333" calcext:value-type="float">
            <text:p>45,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,4</text:p>
          </table:table-cell>
          <table:table-cell office:value-type="float" office:value="45.8333333333" calcext:value-type="float">
            <text:p>45,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45.8333333333" calcext:value-type="float">
            <text:p>45,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45.8333333333" calcext:value-type="float">
            <text:p>45,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45.8333333333" calcext:value-type="float">
            <text:p>45,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,8</text:p>
          </table:table-cell>
          <table:table-cell office:value-type="float" office:value="45.8333333333" calcext:value-type="float">
            <text:p>45,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,9</text:p>
          </table:table-cell>
          <table:table-cell office:value-type="float" office:value="45.8333333333" calcext:value-type="float">
            <text:p>45,83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" calcext:value-type="float">
            <text:p>0,1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,2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" calcext:value-type="float">
            <text:p>0,3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,4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,7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" calcext:value-type="float">
            <text:p>0,8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,9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,1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,2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,4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,6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" calcext:value-type="float">
            <text:p>0,7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,8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,9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,1</text:p>
          </table:table-cell>
          <table:table-cell office:value-type="float" office:value="46.6666666667" calcext:value-type="float">
            <text:p>46,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,2</text:p>
          </table:table-cell>
          <table:table-cell office:value-type="float" office:value="46.6666666667" calcext:value-type="float">
            <text:p>46,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" calcext:value-type="float">
            <text:p>0,3</text:p>
          </table:table-cell>
          <table:table-cell office:value-type="float" office:value="46.6666666667" calcext:value-type="float">
            <text:p>46,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" calcext:value-type="float">
            <text:p>0,4</text:p>
          </table:table-cell>
          <table:table-cell office:value-type="float" office:value="46.6666666667" calcext:value-type="float">
            <text:p>46,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46.6666666667" calcext:value-type="float">
            <text:p>46,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,6</text:p>
          </table:table-cell>
          <table:table-cell office:value-type="float" office:value="46.6666666667" calcext:value-type="float">
            <text:p>46,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,7</text:p>
          </table:table-cell>
          <table:table-cell office:value-type="float" office:value="46.6666666667" calcext:value-type="float">
            <text:p>46,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,8</text:p>
          </table:table-cell>
          <table:table-cell office:value-type="float" office:value="46.6666666667" calcext:value-type="float">
            <text:p>46,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,9</text:p>
          </table:table-cell>
          <table:table-cell office:value-type="float" office:value="46.6666666667" calcext:value-type="float">
            <text:p>46,6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,1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,2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" calcext:value-type="float">
            <text:p>0,3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,6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,7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,8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" calcext:value-type="float">
            <text:p>0,9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,1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,2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,3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" calcext:value-type="float">
            <text:p>0,4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" calcext:value-type="float">
            <text:p>0,6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,7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,8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" calcext:value-type="float">
            <text:p>0,9</text:p>
          </table:table-cell>
          <table:table-cell office:value-type="float" office:value="29.5833333333" calcext:value-type="float">
            <text:p>29,58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,1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,2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,3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,6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,7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,9</text:p>
          </table:table-cell>
          <table:table-cell office:value-type="float" office:value="30.8333333333" calcext:value-type="float">
            <text:p>30,83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" calcext:value-type="float">
            <text:p>0,1</text:p>
          </table:table-cell>
          <table:table-cell office:value-type="float" office:value="30.4166666667" calcext:value-type="float">
            <text:p>30,41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,2</text:p>
          </table:table-cell>
          <table:table-cell office:value-type="float" office:value="30.4166666667" calcext:value-type="float">
            <text:p>30,41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" calcext:value-type="float">
            <text:p>0,3</text:p>
          </table:table-cell>
          <table:table-cell office:value-type="float" office:value="30.4166666667" calcext:value-type="float">
            <text:p>30,41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,4</text:p>
          </table:table-cell>
          <table:table-cell office:value-type="float" office:value="30.4166666667" calcext:value-type="float">
            <text:p>30,41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30.4166666667" calcext:value-type="float">
            <text:p>30,41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,6</text:p>
          </table:table-cell>
          <table:table-cell office:value-type="float" office:value="30.4166666667" calcext:value-type="float">
            <text:p>30,41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,7</text:p>
          </table:table-cell>
          <table:table-cell office:value-type="float" office:value="30.4166666667" calcext:value-type="float">
            <text:p>30,41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" calcext:value-type="float">
            <text:p>0,8</text:p>
          </table:table-cell>
          <table:table-cell office:value-type="float" office:value="30.4166666667" calcext:value-type="float">
            <text:p>30,41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30.4166666667" calcext:value-type="float">
            <text:p>30,41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,1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,2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,3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,4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,6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" calcext:value-type="float">
            <text:p>0,7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" calcext:value-type="float">
            <text:p>0,8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,9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,1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,2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,3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,4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" calcext:value-type="float">
            <text:p>0,6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,8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" calcext:value-type="float">
            <text:p>0,9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,1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,2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" calcext:value-type="float">
            <text:p>0,3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,4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,6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" calcext:value-type="float">
            <text:p>0,7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,8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,9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,1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,2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,4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,6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,7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" calcext:value-type="float">
            <text:p>0,9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,1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,2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,3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" calcext:value-type="float">
            <text:p>0,6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,7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" calcext:value-type="float">
            <text:p>0,9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,1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,2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" calcext:value-type="float">
            <text:p>0,3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,4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" calcext:value-type="float">
            <text:p>0,6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" calcext:value-type="float">
            <text:p>0,7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" calcext:value-type="float">
            <text:p>0,8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" calcext:value-type="float">
            <text:p>0,9</text:p>
          </table:table-cell>
          <table:table-cell office:value-type="float" office:value="44.5833333333" calcext:value-type="float">
            <text:p>44,58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,1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,2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" calcext:value-type="float">
            <text:p>0,3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" calcext:value-type="float">
            <text:p>0,4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" calcext:value-type="float">
            <text:p>0,6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" calcext:value-type="float">
            <text:p>0,7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" calcext:value-type="float">
            <text:p>0,9</text:p>
          </table:table-cell>
          <table:table-cell office:value-type="float" office:value="44.1666666667" calcext:value-type="float">
            <text:p>44,1666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,1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,2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,3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" calcext:value-type="float">
            <text:p>0,4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" calcext:value-type="float">
            <text:p>0,6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" calcext:value-type="float">
            <text:p>0,7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" calcext:value-type="float">
            <text:p>0,8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" calcext:value-type="float">
            <text:p>0,9</text:p>
          </table:table-cell>
          <table:table-cell office:value-type="float" office:value="28.75" calcext:value-type="float">
            <text:p>28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6:07:01.329000000</meta:creation-date>
    <dc:date>2014-02-06T16:24:00.911000000</dc:date>
    <meta:editing-duration>P0D</meta:editing-duration>
    <meta:editing-cycles>1</meta:editing-cycles>
    <meta:document-statistic meta:table-count="1" meta:cell-count="2673" meta:object-count="0"/>
    <meta:generator>LibreOffice/4.1.3.2$Windows_x86 LibreOffice_project/70feb7d99726f064edab4605a8ab840c50ec57a</meta:generator>
  </office:meta>
</office:document-meta>
</file>